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unks" table:style-name="ta1">
        <table:shapes>
          <draw:frame draw:z-index="0" draw:style-name="gr1" draw:text-style-name="P1" svg:width="505.08pt" svg:height="425.4pt" svg:x="42.8pt" svg:y="112.2pt">
            <loext:p draw:notify-on-update-of-ranges="chunks.A1:chunks.A1 chunks.B1:chunks.M1 chunks.A2:chunks.A2 chunks.B2:chunks.M2 chunks.A3:chunks.A3 chunks.B3:chunks.M3 chunks.A4:chunks.A4 chunks.B4:chunks.M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2.35385" calcext:value-type="float">
            <text:p>402.35385</text:p>
          </table:table-cell>
          <table:table-cell office:value-type="float" office:value="376.76845" calcext:value-type="float">
            <text:p>376.76845</text:p>
          </table:table-cell>
          <table:table-cell office:value-type="float" office:value="353.9605" calcext:value-type="float">
            <text:p>353.9605</text:p>
          </table:table-cell>
          <table:table-cell office:value-type="float" office:value="350.1685" calcext:value-type="float">
            <text:p>350.1685</text:p>
          </table:table-cell>
          <table:table-cell office:value-type="float" office:value="342.76105" calcext:value-type="float">
            <text:p>342.76105</text:p>
          </table:table-cell>
          <table:table-cell office:value-type="float" office:value="334.38115" calcext:value-type="float">
            <text:p>334.38115</text:p>
          </table:table-cell>
          <table:table-cell office:value-type="float" office:value="330.27365" calcext:value-type="float">
            <text:p>330.27365</text:p>
          </table:table-cell>
          <table:table-cell office:value-type="float" office:value="330.46515" calcext:value-type="float">
            <text:p>330.46515</text:p>
          </table:table-cell>
          <table:table-cell office:value-type="float" office:value="325.45885" calcext:value-type="float">
            <text:p>325.45885</text:p>
          </table:table-cell>
          <table:table-cell office:value-type="float" office:value="344.98405" calcext:value-type="float">
            <text:p>344.98405</text:p>
          </table:table-cell>
          <table:table-cell office:value-type="float" office:value="384.8725" calcext:value-type="float">
            <text:p>384.8725</text:p>
          </table:table-cell>
          <table:table-cell office:value-type="float" office:value="422.4767" calcext:value-type="float">
            <text:p>422.476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472.715" calcext:value-type="float">
            <text:p>472.715</text:p>
          </table:table-cell>
          <table:table-cell office:value-type="float" office:value="407.9" calcext:value-type="float">
            <text:p>407.9</text:p>
          </table:table-cell>
          <table:table-cell office:value-type="float" office:value="384.085" calcext:value-type="float">
            <text:p>384.085</text:p>
          </table:table-cell>
          <table:table-cell office:value-type="float" office:value="383.013" calcext:value-type="float">
            <text:p>383.013</text:p>
          </table:table-cell>
          <table:table-cell office:value-type="float" office:value="374.041" calcext:value-type="float">
            <text:p>374.041</text:p>
          </table:table-cell>
          <table:table-cell office:value-type="float" office:value="360.971" calcext:value-type="float">
            <text:p>360.971</text:p>
          </table:table-cell>
          <table:table-cell office:value-type="float" office:value="361.705" calcext:value-type="float">
            <text:p>361.705</text:p>
          </table:table-cell>
          <table:table-cell office:value-type="float" office:value="352.984" calcext:value-type="float">
            <text:p>352.984</text:p>
          </table:table-cell>
          <table:table-cell office:value-type="float" office:value="359.02" calcext:value-type="float">
            <text:p>359.02</text:p>
          </table:table-cell>
          <table:table-cell office:value-type="float" office:value="376.359" calcext:value-type="float">
            <text:p>376.359</text:p>
          </table:table-cell>
          <table:table-cell office:value-type="float" office:value="424.633" calcext:value-type="float">
            <text:p>424.633</text:p>
          </table:table-cell>
          <table:table-cell office:value-type="float" office:value="462.269" calcext:value-type="float">
            <text:p>462.2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63.571" calcext:value-type="float">
            <text:p>363.571</text:p>
          </table:table-cell>
          <table:table-cell office:value-type="float" office:value="341.851" calcext:value-type="float">
            <text:p>341.851</text:p>
          </table:table-cell>
          <table:table-cell office:value-type="float" office:value="310.73" calcext:value-type="float">
            <text:p>310.73</text:p>
          </table:table-cell>
          <table:table-cell office:value-type="float" office:value="309.648" calcext:value-type="float">
            <text:p>309.648</text:p>
          </table:table-cell>
          <table:table-cell office:value-type="float" office:value="311.255" calcext:value-type="float">
            <text:p>311.255</text:p>
          </table:table-cell>
          <table:table-cell office:value-type="float" office:value="291.175" calcext:value-type="float">
            <text:p>291.175</text:p>
          </table:table-cell>
          <table:table-cell office:value-type="float" office:value="296.934" calcext:value-type="float">
            <text:p>296.934</text:p>
          </table:table-cell>
          <table:table-cell office:value-type="float" office:value="292.626" calcext:value-type="float">
            <text:p>292.626</text:p>
          </table:table-cell>
          <table:table-cell office:value-type="float" office:value="286.008" calcext:value-type="float">
            <text:p>286.008</text:p>
          </table:table-cell>
          <table:table-cell office:value-type="float" office:value="299.058" calcext:value-type="float">
            <text:p>299.058</text:p>
          </table:table-cell>
          <table:table-cell office:value-type="float" office:value="344.436" calcext:value-type="float">
            <text:p>344.436</text:p>
          </table:table-cell>
          <table:table-cell office:value-type="float" office:value="371.487" calcext:value-type="float">
            <text:p>371.487</text:p>
          </table:table-cell>
        </table:table-row>
      </table:table>
      <table:named-expressions/>
      <table:database-ranges>
        <table:database-range table:name="__Anonymous_Sheet_DB__0" table:target-range-address="chunks.A1:chunks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23:10:17.344105080</dc:date>
    <meta:editing-duration>PT21M38S</meta:editing-duration>
    <meta:editing-cycles>5</meta:editing-cycles>
    <meta:generator>LibreOffice/5.1.4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19cm" svg:height="15.008cm" xlink:href=".." xlink:type="simple" chart:class="chart:line" chart:style-name="ch1">
        <chart:legend chart:legend-position="end" svg:x="16.403cm" svg:y="6.707cm" style:legend-expansion="high" chart:style-name="ch2"/>
        <chart:plot-area chart:style-name="ch3" table:cell-range-address="chunks.A1:chunks.M4" chart:data-source-has-labels="both" svg:x="0.356cm" svg:y="0.3cm" svg:width="15.691cm" svg:height="14.408cm">
          <chartooo:coordinate-region svg:x="1.163cm" svg:y="0.499cm" svg:width="14.234cm" svg:height="13.562cm"/>
          <chart:axis chart:dimension="x" chart:name="primary-x" chart:style-name="ch4" chartooo:axis-type="auto">
            <chartooo:date-scale/>
            <chart:categories table:cell-range-address="chunks.B1:chunks.M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hunks.B2:chunks.M2" chart:label-cell-address="chunks.A2:chunks.A2" chart:class="chart:line">
            <chart:data-point chart:repeated="12"/>
          </chart:series>
          <chart:series chart:style-name="ch7" chart:values-cell-range-address="chunks.B3:chunks.M3" chart:label-cell-address="chunks.A3:chunks.A3" chart:class="chart:line">
            <chart:data-point chart:repeated="12"/>
          </chart:series>
          <chart:series chart:style-name="ch8" chart:values-cell-range-address="chunks.B4:chunks.M4" chart:label-cell-address="chunks.A4:chunks.A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chunks.B1:chunks.M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chunks.A2:chunks.A2</svg:desc>
                </draw:g>
              </table:table-cell>
              <table:table-cell office:value-type="float" office:value="402.35385">
                <text:p>402.35385</text:p>
                <draw:g>
                  <svg:desc>chunks.B2:chunks.M2</svg:desc>
                </draw:g>
              </table:table-cell>
              <table:table-cell office:value-type="float" office:value="376.76845">
                <text:p>376.76845</text:p>
              </table:table-cell>
              <table:table-cell office:value-type="float" office:value="353.9605">
                <text:p>353.9605</text:p>
              </table:table-cell>
              <table:table-cell office:value-type="float" office:value="350.1685">
                <text:p>350.1685</text:p>
              </table:table-cell>
              <table:table-cell office:value-type="float" office:value="342.76105">
                <text:p>342.76105</text:p>
              </table:table-cell>
              <table:table-cell office:value-type="float" office:value="334.38115">
                <text:p>334.38115</text:p>
              </table:table-cell>
              <table:table-cell office:value-type="float" office:value="330.27365">
                <text:p>330.27365</text:p>
              </table:table-cell>
              <table:table-cell office:value-type="float" office:value="330.46515">
                <text:p>330.46515</text:p>
              </table:table-cell>
              <table:table-cell office:value-type="float" office:value="325.45885">
                <text:p>325.45885</text:p>
              </table:table-cell>
              <table:table-cell office:value-type="float" office:value="344.98405">
                <text:p>344.98405</text:p>
              </table:table-cell>
              <table:table-cell office:value-type="float" office:value="384.8725">
                <text:p>384.8725</text:p>
              </table:table-cell>
              <table:table-cell office:value-type="float" office:value="422.4767">
                <text:p>422.4767</text:p>
              </table:table-cell>
            </table:table-row>
            <table:table-row>
              <table:table-cell office:value-type="string">
                <text:p>max</text:p>
                <draw:g>
                  <svg:desc>chunks.A3:chunks.A3</svg:desc>
                </draw:g>
              </table:table-cell>
              <table:table-cell office:value-type="float" office:value="472.715">
                <text:p>472.715</text:p>
                <draw:g>
                  <svg:desc>chunks.B3:chunks.M3</svg:desc>
                </draw:g>
              </table:table-cell>
              <table:table-cell office:value-type="float" office:value="407.9">
                <text:p>407.9</text:p>
              </table:table-cell>
              <table:table-cell office:value-type="float" office:value="384.085">
                <text:p>384.085</text:p>
              </table:table-cell>
              <table:table-cell office:value-type="float" office:value="383.013">
                <text:p>383.013</text:p>
              </table:table-cell>
              <table:table-cell office:value-type="float" office:value="374.041">
                <text:p>374.041</text:p>
              </table:table-cell>
              <table:table-cell office:value-type="float" office:value="360.971">
                <text:p>360.971</text:p>
              </table:table-cell>
              <table:table-cell office:value-type="float" office:value="361.705">
                <text:p>361.705</text:p>
              </table:table-cell>
              <table:table-cell office:value-type="float" office:value="352.984">
                <text:p>352.984</text:p>
              </table:table-cell>
              <table:table-cell office:value-type="float" office:value="359.02">
                <text:p>359.02</text:p>
              </table:table-cell>
              <table:table-cell office:value-type="float" office:value="376.359">
                <text:p>376.359</text:p>
              </table:table-cell>
              <table:table-cell office:value-type="float" office:value="424.633">
                <text:p>424.633</text:p>
              </table:table-cell>
              <table:table-cell office:value-type="float" office:value="462.269">
                <text:p>462.269</text:p>
              </table:table-cell>
            </table:table-row>
            <table:table-row>
              <table:table-cell office:value-type="string">
                <text:p>min</text:p>
                <draw:g>
                  <svg:desc>chunks.A4:chunks.A4</svg:desc>
                </draw:g>
              </table:table-cell>
              <table:table-cell office:value-type="float" office:value="363.571">
                <text:p>363.571</text:p>
                <draw:g>
                  <svg:desc>chunks.B4:chunks.M4</svg:desc>
                </draw:g>
              </table:table-cell>
              <table:table-cell office:value-type="float" office:value="341.851">
                <text:p>341.851</text:p>
              </table:table-cell>
              <table:table-cell office:value-type="float" office:value="310.73">
                <text:p>310.73</text:p>
              </table:table-cell>
              <table:table-cell office:value-type="float" office:value="309.648">
                <text:p>309.648</text:p>
              </table:table-cell>
              <table:table-cell office:value-type="float" office:value="311.255">
                <text:p>311.255</text:p>
              </table:table-cell>
              <table:table-cell office:value-type="float" office:value="291.175">
                <text:p>291.175</text:p>
              </table:table-cell>
              <table:table-cell office:value-type="float" office:value="296.934">
                <text:p>296.934</text:p>
              </table:table-cell>
              <table:table-cell office:value-type="float" office:value="292.626">
                <text:p>292.626</text:p>
              </table:table-cell>
              <table:table-cell office:value-type="float" office:value="286.008">
                <text:p>286.008</text:p>
              </table:table-cell>
              <table:table-cell office:value-type="float" office:value="299.058">
                <text:p>299.058</text:p>
              </table:table-cell>
              <table:table-cell office:value-type="float" office:value="344.436">
                <text:p>344.436</text:p>
              </table:table-cell>
              <table:table-cell office:value-type="float" office:value="371.487">
                <text:p>371.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